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style:font-name-asian="Times New Roman2" style:font-name-complex="Times New Roman2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09.png" xlink:type="simple" xlink:show="embed" xlink:actuate="onLoad"/></draw:frame></text:p>
          </table:table-cell>
          <table:table-cell table:style-name="Table1.B1" office:value-type="string">
            <text:h text:style-name="P7" text:outline-level="1">Ограничитель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</text:span><text:span text:style-name="T1">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300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граничение значения входной величины:</text:p>
            <text:p text:style-name="P4"><text:span text:style-name="T10"><draw:frame draw:style-name="fr3" draw:name="Объект1" text:anchor-type="as-char" svg:width="7.733cm" svg:height="2.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</text:span></text:p>
            <text:p text:style-name="P2"><text:span text:style-name="T6">где</text:span><text:span text:style-name="T6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– элемент вектора входных сигналов; </text:span><text:span text:style-name="T6">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– элемент вектора </text:span><text:span text:style-name="T3">выходных</text:span><text:span text:style-name="T6"> сигналов;</text:span><text:span text:style-name="T6"><draw:frame draw:style-name="fr3" draw:name="Объект4" text:anchor-type="as-char" svg:width="1.969cm" svg:height="0.69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– </text:span><text:span text:style-name="T9">i-</text:span><text:span text:style-name="T3">ые элементы векторов минимальных и максимальных значений блока</text:span><text:span text:style-name="T6">.</text:span></text:p>
            <text:p text:style-name="P2"><text:span text:style-name="T4">Свойства</text:span>:</text:p>
            <text:list xml:id="list2609092704559130080" text:style-name="L1">
              <text:list-item>
                <text:p text:style-name="P8">Минимальное значение входа — вектор значений<draw:frame draw:style-name="fr3" draw:name="Объект5" text:anchor-type="as-char" svg:width="0.931cm" svg:height="0.617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, ограничивающих входной сигнал «снизу».</text:p>
              </text:list-item>
              <text:list-item>
                <text:p text:style-name="P8">Максимальное значение входа — вектор значений<draw:frame draw:style-name="fr3" draw:name="Объект6" text:anchor-type="as-char" svg:width="0.988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 ограничивающих входной сигнал «сверху».</text:p>
              </text:list-item>
            </text:list>
            <text:p text:style-name="P2"><text:span text:style-name="T7">Примечание</text:span>:<text:span text:style-name="T5"> по умолчанию блок реализует </text:span><text:span text:style-name="T2">ограничение</text:span><text:span text:style-name="T5">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раничитель</dc:title>
    <dc:date>2014-12-09T10:59:28.57</dc:date>
    <meta:generator>OpenOffice/4.1.1$Win32 OpenOffice.org_project/411m6$Build-9775</meta:generator>
    <meta:editing-duration>PT2H9M51S</meta:editing-duration>
    <meta:editing-cycles>62</meta:editing-cycles>
    <meta:document-statistic meta:table-count="1" meta:image-count="2" meta:object-count="6" meta:page-count="1" meta:paragraph-count="13" meta:word-count="71" meta:character-count="51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u</mi>
                      <mi>i</mi>
                      <mi mathvariant="italic">min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sup>
                        <mi>u</mi>
                        <mi>i</mi>
                        <mi mathvariant="italic">min</mi>
                      </msubsup>
                      <mo stretchy="false">&lt;</mo>
                      <msub>
                        <mi>u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u</mi>
                      <mi>i</mi>
                      <mi mathvariant="italic">max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u_i^min, ~ если ~ u_i(t) &lt; u_i^min #
alignl u_i(t), ~ если ~ u_i^min &lt; u_i(t) &lt; u_i^max #
alignl u_i^max, ~ если ~ u_i(t) &gt; u_i^max}  right none
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subsup>
        <mi>u</mi>
        <mi>i</mi>
        <mi mathvariant="italic">max</mi>
      </msubsup>
    </mrow>
    <annotation encoding="StarMath 5.0">u_i^min,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